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5pt" style:font-size-asian="15pt" style:font-size-complex="15pt"/>
    </style:style>
    <style:style style:name="P2" style:family="paragraph" style:parent-style-name="Standard" style:list-style-name="L1">
      <style:text-properties style:font-name="Andale Mono" fo:font-size="15pt" style:font-size-asian="15pt" style:font-size-complex="15pt"/>
    </style:style>
    <style:style style:name="P3" style:family="paragraph" style:parent-style-name="Standard" style:list-style-name="L2">
      <style:text-properties style:font-name="Andale Mono"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Andale Mono" fo:font-size="15pt" style:font-size-asian="15pt" style:font-size-complex="15pt"/>
    </style:style>
    <style:style style:name="P5" style:family="paragraph" style:parent-style-name="Standard" style:list-style-name="L3">
      <style:text-properties style:font-name="Andale Mono" fo:font-size="15pt" style:font-size-asian="15pt" style:font-size-complex="15pt"/>
    </style:style>
    <style:style style:name="P6" style:family="paragraph" style:parent-style-name="Standard" style:list-style-name="L1">
      <style:paragraph-properties fo:text-align="center" style:justify-single-word="false"/>
      <style:text-properties style:font-name="Andale Mono" fo:font-size="15pt" fo:font-weight="bold" style:font-size-asian="15pt" style:font-weight-asian="bold" style:font-size-complex="15pt" style:font-weight-complex="bold"/>
    </style:style>
    <style:style style:name="P7" style:family="paragraph" style:list-style-name="L1">
      <style:text-properties style:font-name="Andale Mono" fo:font-size="15pt" style:font-size-asian="15pt" style:font-size-complex="15pt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weight="normal" fo:background-color="#ffff00" style:font-weight-asian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17501621" text:style-name="L1">
        <text:list-header>
          <text:p text:style-name="P6">LECTURERS</text:p>
        </text:list-header>
        <text:list-item>
          <text:p text:style-name="P2"><text:span text:style-name="T4">10</text:span><text:span text:style-name="T1"> </text:span><text:span text:style-name="T3">8</text:span><text:span text:style-name="T1"> </text:span><text:span text:style-name="T3">6</text:span> 4 3 2 1 9 7 5 <text:tab/><text:tab/>2<text:tab/>81+64</text:p>
        </text:list-item>
        <text:list-item>
          <text:p text:style-name="P2"><text:span text:style-name="T4">7</text:span><text:span text:style-name="T1"> </text:span><text:span text:style-name="T4">1</text:span><text:span text:style-name="T1"> </text:span><text:span text:style-name="T4">3</text:span><text:span text:style-name="T1"> 6 10 5 </text:span><text:span text:style-name="T3">9</text:span> 2 4 8 <text:tab/><text:tab/>1<text:tab/>16</text:p>
        </text:list-item>
        <text:list-item>
          <text:p text:style-name="P2"><text:span text:style-name="T3">10</text:span><text:span text:style-name="T1"> 7 6 </text:span><text:span text:style-name="T4">4</text:span><text:span text:style-name="T1"> </text:span><text:span text:style-name="T4">5</text:span><text:span text:style-name="T1"> 1 </text:span><text:span text:style-name="T3">3</text:span> 8 9 2 <text:tab/><text:tab/>2<text:tab/>100+16</text:p>
        </text:list-item>
        <text:list-item>
          <text:p text:style-name="P2"><text:span text:style-name="T1">10 7 6 </text:span><text:span text:style-name="T3">4</text:span> 1 5 9 8 3 2 <text:tab/><text:tab/>1<text:tab/>49</text:p>
        </text:list-item>
        <text:list-item>
          <text:p text:style-name="P2"><text:span text:style-name="T4">7</text:span><text:span text:style-name="T1"> 3 </text:span><text:span text:style-name="T3">2</text:span> 4 5 9 8 1 6 10 <text:tab/><text:tab/>1<text:tab/>64</text:p>
        </text:list-item>
        <text:list-item>
          <text:p text:style-name="P2"><text:span text:style-name="T3">1</text:span><text:span text:style-name="T1"> 4 </text:span><text:span text:style-name="T3">5</text:span><text:span text:style-name="T1"> </text:span><text:span text:style-name="T3">7</text:span> 10 8 9 3 2 6<text:tab/><text:tab/>3<text:tab/>100+64+49</text:p>
        </text:list-item>
      </text:list>
      <text:p text:style-name="P1"><text:tab/><text:tab/><text:tab/><text:tab/><text:tab/><text:tab/><text:tab/><text:tab/><text:tab/><text:tab/><text:span text:style-name="T2">603</text:span></text:p>
      <text:p text:style-name="P4"><text:span text:style-name="T2"/></text:p>
      <text:list xml:id="list650201486" text:continue-numbering="true" text:style-name="L1">
        <text:list-header>
          <text:p text:style-name="P6">LECTURERS</text:p>
        </text:list-header>
        <text:list-item text:start-value="1">
          <text:p text:style-name="P2"><text:span text:style-name="T1">10 </text:span><text:span text:style-name="T3">8</text:span><text:span text:style-name="T1"> </text:span><text:span text:style-name="T3">6</text:span> 4 3 2 1 9 7 5 <text:tab/><text:tab/>2<text:tab/>81+64</text:p>
        </text:list-item>
        <text:list-item>
          <text:p text:style-name="P2"><text:span text:style-name="T1">7 1 3 6 10 5 </text:span><text:span text:style-name="T3">9</text:span> 2 4 8 <text:tab/><text:tab/>1<text:tab/>16</text:p>
        </text:list-item>
        <text:list-item>
          <text:p text:style-name="P2"><text:span text:style-name="T1">10 7 6 4 5 1 </text:span><text:span text:style-name="T3">3</text:span><text:span text:style-name="T1"> 8 9 </text:span><text:span text:style-name="T3">2</text:span> <text:tab/><text:tab/>2<text:tab/>16+1</text:p>
        </text:list-item>
        <text:list-item>
          <text:p text:style-name="P2"><text:span text:style-name="T1">10 7 6 </text:span><text:span text:style-name="T3">4</text:span> 1 5 9 8 3 2 <text:tab/><text:tab/>1<text:tab/>49</text:p>
        </text:list-item>
        <text:list-item>
          <text:p text:style-name="P2"><text:span text:style-name="T3">7</text:span> 3 2 4 5 9 8 1 6 10 <text:tab/><text:tab/>1<text:tab/>100</text:p>
        </text:list-item>
        <text:list-item>
          <text:p text:style-name="P2"><text:span text:style-name="T3">1</text:span><text:span text:style-name="T1"> 4 </text:span><text:span text:style-name="T3">5</text:span><text:span text:style-name="T1"> 7 </text:span><text:span text:style-name="T3">10</text:span> 8 9 3 2 6<text:tab/><text:tab/>3<text:tab/>100+64+36</text:p>
        </text:list-item>
      </text:list>
      <text:p text:style-name="P1"><text:tab/><text:tab/><text:tab/><text:tab/><text:tab/><text:tab/><text:tab/><text:tab/><text:tab/><text:tab/><text:span text:style-name="T2">52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20:48:33</meta:creation-date>
    <dc:date>2014-03-18T18:36:12</dc:date>
    <meta:editing-duration>PT1H38M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60" meta:character-count="417" meta:non-whitespace-character-count="243"/>
  </office:meta>
</office:document-meta>
</file>